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.88mm"/>
    </style:style>
    <style:style style:name="co2" style:family="table-column">
      <style:table-column-properties fo:break-before="auto" style:column-width="111.1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4.69mm"/>
    </style:style>
    <style:style style:name="co5" style:family="table-column">
      <style:table-column-properties fo:break-before="auto" style:column-width="31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adc5e7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adc5e7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</style:style>
    <style:style style:name="ce13" style:family="table-cell" style:parent-style-name="Default" style:data-style-name="N41"/>
    <style:style style:name="ce6" style:family="table-cell" style:parent-style-name="Default" style:data-style-name="N41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28-06-18-14.25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1" table:default-cell-style-name="ce5"/>
        <table:table-column table:style-name="co5" table:default-cell-style-name="ce5"/>
        <table:table-row table:style-name="ro1">
          <table:table-cell table:style-name="ce1" office:value-type="string" calcext:value-type="string">
            <text:p>Fecha:</text:p>
          </table:table-cell>
          <table:table-cell table:style-name="ce10" office:value-type="string" calcext:value-type="string">
            <text:p>Jueves, 28 de Junio del 2018</text:p>
          </table:table-cell>
          <table:table-cell table:style-name="Default" table:number-columns-repeated="4"/>
        </table:table-row>
        <table:table-row table:style-name="ro1">
          <table:table-cell table:style-name="ce1" office:value-type="string" calcext:value-type="string">
            <text:p>De:</text:p>
          </table:table-cell>
          <table:table-cell table:style-name="Default" office:value-type="string" calcext:value-type="string">
            <text:p>Puerto Bolívar</text:p>
          </table:table-cell>
          <table:table-cell table:style-name="ce13" table:formula="of:=[.C6]" office:value-type="time" office:time-value="PT14H25M00S" calcext:value-type="time">
            <text:p>14:25:00</text:p>
          </table:table-cell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Hasta:</text:p>
          </table:table-cell>
          <table:table-cell table:style-name="Default" office:value-type="string" calcext:value-type="string">
            <text:p>Universidad Técnica de Machala</text:p>
          </table:table-cell>
          <table:table-cell table:style-name="Default" table:formula="of:=[.C47]" office:value-type="float" office:value="0" calcext:value-type="float">
            <text:p>0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2" office:value-type="string" calcext:value-type="string">
            <text:p>N.º</text:p>
          </table:table-cell>
          <table:table-cell table:style-name="ce4" office:value-type="string" calcext:value-type="string">
            <text:p>Dirección</text:p>
          </table:table-cell>
          <table:table-cell table:style-name="ce4" office:value-type="string" calcext:value-type="string">
            <text:p>Hora</text:p>
          </table:table-cell>
          <table:table-cell table:style-name="ce4" office:value-type="string" calcext:value-type="string">
            <text:p>Suben</text:p>
          </table:table-cell>
          <table:table-cell table:style-name="ce4" office:value-type="string" calcext:value-type="string">
            <text:p>Bajan</text:p>
          </table:table-cell>
          <table:table-cell table:style-name="ce4" office:value-type="string" calcext:value-type="string">
            <text:p>Adultos mayor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neral Cordova Entre Gonzalo Córdova y Apolinario Galvez</text:p>
          </table:table-cell>
          <table:table-cell table:style-name="ce6" office:value-type="time" office:time-value="PT14H25M00S" calcext:value-type="time">
            <text:p>14:25:0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onzalo Córdova y Olmedo</text:p>
          </table:table-cell>
          <table:table-cell table:style-name="ce6" office:value-type="time" office:time-value="PT14H27M00S" calcext:value-type="time">
            <text:p>14:27: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v. Madero Vargas y Sucr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v. Madero Vargas y Av. 1ra Norte </text:p>
          </table:table-cell>
          <table:table-cell/>
          <table:table-cell table:number-columns-repeated="2" table:style-name="Default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v. Madero Vargas y Av. 3era Norte 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v. Madero Vargas y Av. 3ra Nte 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v. Madero Vargas y Av. 4ta Norte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v. Madero Vargas y Avenida 8va Norte 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v. Madero Vargas y Avenida 10ma Nort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v. Madero Vargas y Callejon I Nort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v. Madero Vargas y Carrera 32ava Oeste (Colegio Simón Bolívar)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v. Madero Vargas y Carrera 31ava Oest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v. Madero Vargas y Carrera 26ava Oest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v. Madero Vargas y Carrera 24ava Oeste 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v. Madero Vargas y Av. Circunvalación Su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v. Madero Vargas (Al frente de UTPL)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v. Madero Vargas y Carrera 17ava Oeste 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v. Madero Vargas y Fulton Franco Cruz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18.1. Av. Arízaga (ECU911)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v. Arízaga (Frente a Grill's Especialistas en Costillas)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v. de las Palmeras Entre Av. Arizaga y Pichinch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ichincha y Santa Rosa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ichincha y Guaya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ichincha y Juan Montalvo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ichincha y Juni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ichincha y Colón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ichincha y Buenavista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ichincha y Napoleón Mer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10 de Agosto Entre Pichincha y Bolíva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ocafuerte y Pje 9na.Est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v. 25 de Junio y Carrera 11ava. Est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v. 25 de Junio (Banco de Machala)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v. 25 de Junio (Frente a Hostal Bananero al lado de puente a desnivel)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v. 25 de Junio (Frente a Piazza)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v. 25 de Junio (Ecuaquimica)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v. 25 de Junio (Grupo Mavesa)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Av. 25 de Junio y Dinamarca (Hino)- Concesionario Toyot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(Monumento al Bananero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.C. Shopping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Urbanizacion Ciudad Verde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v. Ferroviaria (Terminal Terrestre de Machala)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(Al frente de Universidad Técnica de Machala)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Unidad Acedémica de Ciencias Agropecuaria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roncal de la Costa (Parque El Cambio)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Av. Ferroviaria (Fuerte Militar Bolívar)</text:p>
          </table:table-cell>
          <table:table-cell table:number-columns-repeated="4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C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9">00/00/0000</text:date>, <text:time style:data-style-name="N2" text:time-value="14:27:01.0926458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8T21:03:13.259570976</meta:creation-date>
    <dc:date>2018-06-29T15:17:03.522449547</dc:date>
    <meta:editing-duration>PT48M24S</meta:editing-duration>
    <meta:editing-cycles>12</meta:editing-cycles>
    <meta:generator>LibreOffice/6.0.4.2$Linux_x86 LibreOffice_project/9b0d9b32d5dcda91d2f1a96dc04c645c450872bf</meta:generator>
    <meta:document-statistic meta:table-count="2" meta:cell-count="192" meta:object-count="0"/>
  </office:meta>
</office:document-meta>
</file>